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0.82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Survived-formula</text:p>
          </table:table-cell>
          <table:table-cell office:value-type="string" calcext:value-type="string">
            <text:p>PassengerI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]=&quot;female&quot;;1;0)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]=&quot;female&quot;;1;0)"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]=&quot;female&quot;;1;0)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float" office:value="9.6875" calcext:value-type="float">
            <text:p>9.6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]=&quot;female&quot;;1;0)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]=&quot;female&quot;;1;0)"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]=&quot;female&quot;;1;0)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8]=&quot;female&quot;;1;0)"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]=&quot;female&quot;;1;0)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0]=&quot;female&quot;;1;0)"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]=&quot;female&quot;;1;0)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]=&quot;female&quot;;1;0)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]=&quot;female&quot;;1;0)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4]=&quot;female&quot;;1;0)"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]=&quot;female&quot;;1;0)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]=&quot;female&quot;;1;0)"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]=&quot;female&quot;;1;0)"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]=&quot;female&quot;;1;0)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]=&quot;female&quot;;1;0)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]=&quot;female&quot;;1;0)"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]=&quot;female&quot;;1;0)"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]=&quot;female&quot;;1;0)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]=&quot;female&quot;;1;0)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]=&quot;female&quot;;1;0)"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]=&quot;female&quot;;1;0)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6]=&quot;female&quot;;1;0)"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]=&quot;female&quot;;1;0)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]=&quot;female&quot;;1;0)"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]=&quot;female&quot;;1;0)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]=&quot;female&quot;;1;0)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]=&quot;female&quot;;1;0)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]=&quot;female&quot;;1;0)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]=&quot;female&quot;;1;0)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4]=&quot;female&quot;;1;0)"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]=&quot;female&quot;;1;0)"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]=&quot;female&quot;;1;0)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]=&quot;female&quot;;1;0)"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8]=&quot;female&quot;;1;0)"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9]=&quot;female&quot;;1;0)"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]=&quot;female&quot;;1;0)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]=&quot;female&quot;;1;0)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2]=&quot;female&quot;;1;0)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3]=&quot;female&quot;;1;0)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4]=&quot;female&quot;;1;0)"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5]=&quot;female&quot;;1;0)"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6]=&quot;female&quot;;1;0)"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7]=&quot;female&quot;;1;0)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8]=&quot;female&quot;;1;0)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9]=&quot;female&quot;;1;0)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50]=&quot;female&quot;;1;0)"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51]=&quot;female&quot;;1;0)"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2]=&quot;female&quot;;1;0)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3]=&quot;female&quot;;1;0)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.0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54]=&quot;female&quot;;1;0)"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55]=&quot;female&quot;;1;0)"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6]=&quot;female&quot;;1;0)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7]=&quot;female&quot;;1;0)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8]=&quot;female&quot;;1;0)"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59]=&quot;female&quot;;1;0)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0]=&quot;female&quot;;1;0)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1]=&quot;female&quot;;1;0)"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2]=&quot;female&quot;;1;0)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3]=&quot;female&quot;;1;0)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4]=&quot;female&quot;;1;0)"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5]=&quot;female&quot;;1;0)"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6]=&quot;female&quot;;1;0)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7]=&quot;female&quot;;1;0)"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68]=&quot;female&quot;;1;0)"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69]=&quot;female&quot;;1;0)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0]=&quot;female&quot;;1;0)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28.5375" calcext:value-type="float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1]=&quot;female&quot;;1;0)"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2]=&quot;female&quot;;1;0)"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3]=&quot;female&quot;;1;0)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4]=&quot;female&quot;;1;0)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5]=&quot;female&quot;;1;0)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6]=&quot;female&quot;;1;0)"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7]=&quot;female&quot;;1;0)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78]=&quot;female&quot;;1;0)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79]=&quot;female&quot;;1;0)"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0]=&quot;female&quot;;1;0)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81]=&quot;female&quot;;1;0)"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2]=&quot;female&quot;;1;0)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3]=&quot;female&quot;;1;0)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4]=&quot;female&quot;;1;0)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5]=&quot;female&quot;;1;0)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6]=&quot;female&quot;;1;0)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float" office:value="10.7083" calcext:value-type="float">
            <text:p>10.70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87]=&quot;female&quot;;1;0)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88]=&quot;female&quot;;1;0)"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89]=&quot;female&quot;;1;0)"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90]=&quot;female&quot;;1;0)"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1]=&quot;female&quot;;1;0)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92]=&quot;female&quot;;1;0)"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3]=&quot;female&quot;;1;0)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94]=&quot;female&quot;;1;0)"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5]=&quot;female&quot;;1;0)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6]=&quot;female&quot;;1;0)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7]=&quot;female&quot;;1;0)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98]=&quot;female&quot;;1;0)"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99]=&quot;female&quot;;1;0)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00]=&quot;female&quot;;1;0)"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1]=&quot;female&quot;;1;0)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02]=&quot;female&quot;;1;0)"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3]=&quot;female&quot;;1;0)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4]=&quot;female&quot;;1;0)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5]=&quot;female&quot;;1;0)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06]=&quot;female&quot;;1;0)"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7]=&quot;female&quot;;1;0)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8]=&quot;female&quot;;1;0)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float" office:value="7.8208" calcext:value-type="float">
            <text:p>7.8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09]=&quot;female&quot;;1;0)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0]=&quot;female&quot;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1]=&quot;female&quot;;1;0)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2]=&quot;female&quot;;1;0)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3]=&quot;female&quot;;1;0)"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float" office:value="7.7792" calcext:value-type="float">
            <text:p>7.7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4]=&quot;female&quot;;1;0)"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5]=&quot;female&quot;;1;0)"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float" office:value="7.2833" calcext:value-type="float">
            <text:p>7.28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6]=&quot;female&quot;;1;0)"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7]=&quot;female&quot;;1;0)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18]=&quot;female&quot;;1;0)"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19]=&quot;female&quot;;1;0)"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0]=&quot;female&quot;;1;0)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1]=&quot;female&quot;;1;0)"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2]=&quot;female&quot;;1;0)"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3]=&quot;female&quot;;1;0)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4]=&quot;female&quot;;1;0)"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5]=&quot;female&quot;;1;0)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6]=&quot;female&quot;;1;0)"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7]=&quot;female&quot;;1;0)"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28]=&quot;female&quot;;1;0)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29]=&quot;female&quot;;1;0)"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0]=&quot;female&quot;;1;0)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1]=&quot;female&quot;;1;0)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2]=&quot;female&quot;;1;0)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3]=&quot;female&quot;;1;0)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34]=&quot;female&quot;;1;0)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5]=&quot;female&quot;;1;0)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6]=&quot;female&quot;;1;0)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7]=&quot;female&quot;;1;0)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8]=&quot;female&quot;;1;0)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39]=&quot;female&quot;;1;0)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40]=&quot;female&quot;;1;0)"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1]=&quot;female&quot;;1;0)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42]=&quot;female&quot;;1;0)"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43]=&quot;female&quot;;1;0)"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4]=&quot;female&quot;;1;0)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5]=&quot;female&quot;;1;0)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6]=&quot;female&quot;;1;0)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7]=&quot;female&quot;;1;0)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8]=&quot;female&quot;;1;0)"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49]=&quot;female&quot;;1;0)"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0]=&quot;female&quot;;1;0)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1]=&quot;female&quot;;1;0)"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52]=&quot;female&quot;;1;0)"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3]=&quot;female&quot;;1;0)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4]=&quot;female&quot;;1;0)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55]=&quot;female&quot;;1;0)"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6]=&quot;female&quot;;1;0)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57]=&quot;female&quot;;1;0)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58]=&quot;female&quot;;1;0)"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59]=&quot;female&quot;;1;0)"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0]=&quot;female&quot;;1;0)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1]=&quot;female&quot;;1;0)"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2]=&quot;female&quot;;1;0)"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3]=&quot;female&quot;;1;0)"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4]=&quot;female&quot;;1;0)"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5]=&quot;female&quot;;1;0)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6]=&quot;female&quot;;1;0)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67]=&quot;female&quot;;1;0)"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8]=&quot;female&quot;;1;0)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69]=&quot;female&quot;;1;0)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0]=&quot;female&quot;;1;0)"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1]=&quot;female&quot;;1;0)"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float" office:value="8.9625" calcext:value-type="float">
            <text:p>8.9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2]=&quot;female&quot;;1;0)"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3]=&quot;female&quot;;1;0)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4]=&quot;female&quot;;1;0)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5]=&quot;female&quot;;1;0)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6]=&quot;female&quot;;1;0)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7]=&quot;female&quot;;1;0)"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78]=&quot;female&quot;;1;0)"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79]=&quot;female&quot;;1;0)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0]=&quot;female&quot;;1;0)"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1]=&quot;female&quot;;1;0)"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2]=&quot;female&quot;;1;0)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3]=&quot;female&quot;;1;0)"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4]=&quot;female&quot;;1;0)"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5]=&quot;female&quot;;1;0)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6]=&quot;female&quot;;1;0)"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7]=&quot;female&quot;;1;0)"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88]=&quot;female&quot;;1;0)"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89]=&quot;female&quot;;1;0)"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90]=&quot;female&quot;;1;0)"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1]=&quot;female&quot;;1;0)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2]=&quot;female&quot;;1;0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3]=&quot;female&quot;;1;0)"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4]=&quot;female&quot;;1;0)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5]=&quot;female&quot;;1;0)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6]=&quot;female&quot;;1;0)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7]=&quot;female&quot;;1;0)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198]=&quot;female&quot;;1;0)"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199]=&quot;female&quot;;1;0)"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0]=&quot;female&quot;;1;0)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1]=&quot;female&quot;;1;0)"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2]=&quot;female&quot;;1;0)"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3]=&quot;female&quot;;1;0)"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4]=&quot;female&quot;;1;0)"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5]=&quot;female&quot;;1;0)"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6]=&quot;female&quot;;1;0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7]=&quot;female&quot;;1;0)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08]=&quot;female&quot;;1;0)"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09]=&quot;female&quot;;1;0)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0]=&quot;female&quot;;1;0)"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1]=&quot;female&quot;;1;0)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2]=&quot;female&quot;;1;0)"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3]=&quot;female&quot;;1;0)"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4]=&quot;female&quot;;1;0)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5]=&quot;female&quot;;1;0)"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6]=&quot;female&quot;;1;0)"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91" calcext:value-type="float">
            <text:p>3470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7]=&quot;female&quot;;1;0)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18]=&quot;female&quot;;1;0)"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19]=&quot;female&quot;;1;0)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0]=&quot;female&quot;;1;0)"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1]=&quot;female&quot;;1;0)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2]=&quot;female&quot;;1;0)"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3]=&quot;female&quot;;1;0)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4]=&quot;female&quot;;1;0)"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5]=&quot;female&quot;;1;0)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6]=&quot;female&quot;;1;0)"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.4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7]=&quot;female&quot;;1;0)"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28]=&quot;female&quot;;1;0)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29]=&quot;female&quot;;1;0)"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0]=&quot;female&quot;;1;0)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1]=&quot;female&quot;;1;0)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2]=&quot;female&quot;;1;0)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33]=&quot;female&quot;;1;0)"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4]=&quot;female&quot;;1;0)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5]=&quot;female&quot;;1;0)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6]=&quot;female&quot;;1;0)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7]=&quot;female&quot;;1;0)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8]=&quot;female&quot;;1;0)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39]=&quot;female&quot;;1;0)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0]=&quot;female&quot;;1;0)"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1]=&quot;female&quot;;1;0)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2]=&quot;female&quot;;1;0)"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3]=&quot;female&quot;;1;0)"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4]=&quot;female&quot;;1;0)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5]=&quot;female&quot;;1;0)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6]=&quot;female&quot;;1;0)"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7]=&quot;female&quot;;1;0)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48]=&quot;female&quot;;1;0)"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49]=&quot;female&quot;;1;0)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50]=&quot;female&quot;;1;0)"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51]=&quot;female&quot;;1;0)"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52]=&quot;female&quot;;1;0)"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3]=&quot;female&quot;;1;0)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4]=&quot;female&quot;;1;0)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5]=&quot;female&quot;;1;0)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9.325" calcext:value-type="float">
            <text:p>9.3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6]=&quot;female&quot;;1;0)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7]=&quot;female&quot;;1;0)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8]=&quot;female&quot;;1;0)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59]=&quot;female&quot;;1;0)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60]=&quot;female&quot;;1;0)"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1]=&quot;female&quot;;1;0)"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2]=&quot;female&quot;;1;0)"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3]=&quot;female&quot;;1;0)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64]=&quot;female&quot;;1;0)"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65]=&quot;female&quot;;1;0)"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6]=&quot;female&quot;;1;0)"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.7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7]=&quot;female&quot;;1;0)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8]=&quot;female&quot;;1;0)"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69]=&quot;female&quot;;1;0)"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70]=&quot;female&quot;;1;0)"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1]=&quot;female&quot;;1;0)"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2]=&quot;female&quot;;1;0)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3]=&quot;female&quot;;1;0)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74]=&quot;female&quot;;1;0)"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75]=&quot;female&quot;;1;0)"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6]=&quot;female&quot;;1;0)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77]=&quot;female&quot;;1;0)"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8]=&quot;female&quot;;1;0)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79]=&quot;female&quot;;1;0)"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0]=&quot;female&quot;;1;0)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1]=&quot;female&quot;;1;0)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2]=&quot;female&quot;;1;0)"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3]=&quot;female&quot;;1;0)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4]=&quot;female&quot;;1;0)"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5]=&quot;female&quot;;1;0)"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86]=&quot;female&quot;;1;0)"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7]=&quot;female&quot;;1;0)"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8]=&quot;female&quot;;1;0)"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89]=&quot;female&quot;;1;0)"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0]=&quot;female&quot;;1;0)"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1]=&quot;female&quot;;1;0)"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2]=&quot;female&quot;;1;0)"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93]=&quot;female&quot;;1;0)"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4]=&quot;female&quot;;1;0)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5]=&quot;female&quot;;1;0)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6]=&quot;female&quot;;1;0)"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7]=&quot;female&quot;;1;0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298]=&quot;female&quot;;1;0)"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299]=&quot;female&quot;;1;0)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0]=&quot;female&quot;;1;0)"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1]=&quot;female&quot;;1;0)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2]=&quot;female&quot;;1;0)"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3]=&quot;female&quot;;1;0)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float" office:value="15.0458" calcext:value-type="float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4]=&quot;female&quot;;1;0)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5]=&quot;female&quot;;1;0)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06]=&quot;female&quot;;1;0)"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07]=&quot;female&quot;;1;0)"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8]=&quot;female&quot;;1;0)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09]=&quot;female&quot;;1;0)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0]=&quot;female&quot;;1;0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11]=&quot;female&quot;;1;0)"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2]=&quot;female&quot;;1;0)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3]=&quot;female&quot;;1;0)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4]=&quot;female&quot;;1;0)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15]=&quot;female&quot;;1;0)"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16]=&quot;female&quot;;1;0)"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17]=&quot;female&quot;;1;0)"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8]=&quot;female&quot;;1;0)"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19]=&quot;female&quot;;1;0)"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0]=&quot;female&quot;;1;0)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1]=&quot;female&quot;;1;0)"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2]=&quot;female&quot;;1;0)"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3]=&quot;female&quot;;1;0)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4]=&quot;female&quot;;1;0)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5]=&quot;female&quot;;1;0)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26]=&quot;female&quot;;1;0)"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7]=&quot;female&quot;;1;0)"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28]=&quot;female&quot;;1;0)"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29]=&quot;female&quot;;1;0)"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0]=&quot;female&quot;;1;0)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1]=&quot;female&quot;;1;0)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32]=&quot;female&quot;;1;0)"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3]=&quot;female&quot;;1;0)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4]=&quot;female&quot;;1;0)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35]=&quot;female&quot;;1;0)"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6]=&quot;female&quot;;1;0)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7]=&quot;female&quot;;1;0)"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8]=&quot;female&quot;;1;0)"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39]=&quot;female&quot;;1;0)"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0]=&quot;female&quot;;1;0)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1]=&quot;female&quot;;1;0)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2]=&quot;female&quot;;1;0)"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3]=&quot;female&quot;;1;0)"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float" office:value="7.5792" calcext:value-type="float">
            <text:p>7.5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4]=&quot;female&quot;;1;0)"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45]=&quot;female&quot;;1;0)"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6]=&quot;female&quot;;1;0)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47]=&quot;female&quot;;1;0)"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48]=&quot;female&quot;;1;0)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49]=&quot;female&quot;;1;0)"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0]=&quot;female&quot;;1;0)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1]=&quot;female&quot;;1;0)"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2]=&quot;female&quot;;1;0)"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3]=&quot;female&quot;;1;0)"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4]=&quot;female&quot;;1;0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5]=&quot;female&quot;;1;0)"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6]=&quot;female&quot;;1;0)"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7]=&quot;female&quot;;1;0)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58]=&quot;female&quot;;1;0)"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59]=&quot;female&quot;;1;0)"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0]=&quot;female&quot;;1;0)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1]=&quot;female&quot;;1;0)"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2]=&quot;female&quot;;1;0)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3]=&quot;female&quot;;1;0)"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4]=&quot;female&quot;;1;0)"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5]=&quot;female&quot;;1;0)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6]=&quot;female&quot;;1;0)"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7]=&quot;female&quot;;1;0)" office:value-type="float" office:value="1" calcext:value-type="float">
            <text:p>1</text:p>
          </table:table-cell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68]=&quot;female&quot;;1;0)"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69]=&quot;female&quot;;1;0)"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0]=&quot;female&quot;;1;0)"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1]=&quot;female&quot;;1;0)"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2]=&quot;female&quot;;1;0)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3]=&quot;female&quot;;1;0)" office:value-type="float" office:value="1" calcext:value-type="float">
            <text:p>1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4]=&quot;female&quot;;1;0)"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5]=&quot;female&quot;;1;0)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6]=&quot;female&quot;;1;0)"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7]=&quot;female&quot;;1;0)"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78]=&quot;female&quot;;1;0)"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79]=&quot;female&quot;;1;0)"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0]=&quot;female&quot;;1;0)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1]=&quot;female&quot;;1;0)"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2]=&quot;female&quot;;1;0)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3]=&quot;female&quot;;1;0)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84]=&quot;female&quot;;1;0)"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85]=&quot;female&quot;;1;0)"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6]=&quot;female&quot;;1;0)"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87]=&quot;female&quot;;1;0)"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8]=&quot;female&quot;;1;0)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89]=&quot;female&quot;;1;0)"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0]=&quot;female&quot;;1;0)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1]=&quot;female&quot;;1;0)"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2]=&quot;female&quot;;1;0)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93]=&quot;female&quot;;1;0)"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4]=&quot;female&quot;;1;0)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5]=&quot;female&quot;;1;0)"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6]=&quot;female&quot;;1;0)"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97]=&quot;female&quot;;1;0)"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398]=&quot;female&quot;;1;0)"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399]=&quot;female&quot;;1;0)"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0]=&quot;female&quot;;1;0)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1]=&quot;female&quot;;1;0)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02]=&quot;female&quot;;1;0)"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3]=&quot;female&quot;;1;0)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04]=&quot;female&quot;;1;0)" office:value-type="float" office:value="1" calcext:value-type="float">
            <text:p>1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5]=&quot;female&quot;;1;0)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6]=&quot;female&quot;;1;0)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7]=&quot;female&quot;;1;0)"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8]=&quot;female&quot;;1;0)"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09]=&quot;female&quot;;1;0)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0]=&quot;female&quot;;1;0)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float" office:value="7.7208" calcext:value-type="float">
            <text:p>7.7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1]=&quot;female&quot;;1;0)"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2]=&quot;female&quot;;1;0)"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3]=&quot;female&quot;;1;0)"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4]=&quot;female&quot;;1;0)"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5]=&quot;female&quot;;1;0)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F416]=&quot;female&quot;;1;0)"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7]=&quot;female&quot;;1;0)"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8]=&quot;female&quot;;1;0)"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F419]=&quot;female&quot;;1;0)"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13:03:46.144105724</dc:date>
    <dc:creator>Michael Bateman</dc:creator>
    <meta:generator>LibreOffice/4.2.4.2$Linux_X86_64 LibreOffice_project/420m0$Build-2</meta:generator>
    <meta:document-statistic meta:table-count="1" meta:cell-count="5033" meta:object-count="0"/>
  </office:meta>
</office:document-meta>
</file>